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master-page-name="Standard">
      <style:paragraph-properties fo:margin-left="8.742cm" fo:margin-right="0cm" fo:text-align="justify" style:justify-single-word="false" fo:text-indent="1.249cm" style:auto-text-indent="false" style:page-number="auto"/>
    </style:style>
    <style:style style:name="P4" style:family="paragraph" style:parent-style-name="Standard">
      <style:paragraph-properties fo:margin-left="4.995cm" fo:margin-right="0cm" fo:text-align="justify" style:justify-single-word="false" fo:text-indent="0cm" style:auto-text-indent="false"/>
    </style:style>
    <style:style style:name="P5" style:family="paragraph" style:parent-style-name="List_20_Paragraph" style:list-style-name="WWNum2">
      <style:paragraph-properties fo:text-align="justify" style:justify-single-word="false"/>
      <style:text-properties officeooo:rsid="0013ac5a" officeooo:paragraph-rsid="0013ac5a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3ac5a"/>
    </style:style>
    <style:style style:name="T3" style:family="text">
      <style:text-properties officeooo:rsid="00149a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 Rioja, 11 de marzo de 2019</text:p>
      <text:p text:style-name="P1"/>
      <text:p text:style-name="P1">Al Señor EMILIO REARTE</text:p>
      <text:p text:style-name="P1">Profesor a cargo de la cátedra </text:p>
      <text:p text:style-name="P1">PRÁCTICA PROFESIONAL SUPERVISADA</text:p>
      <text:p text:style-name="P1">S………………………../………………………….D.</text:p>
      <text:p text:style-name="P1"/>
      <text:p text:style-name="P1">De mi mayor consideración:</text:p>
      <text:p text:style-name="P1"><text:tab/><text:tab/><text:tab/><text:tab/>Quien suscribe <text:span text:style-name="T2">Marcos Joaquín Peña Pollastri</text:span>, D.N.I. N° <text:span text:style-name="T2">37.654.558</text:span> alumnos de la carrera <text:span text:style-name="T2">Licenciatura en Sistemas de Información</text:span> matrícula n° <text:span text:style-name="T2">ELSI 382.</text:span></text:p>
      <text:p text:style-name="P1">Se dirige a usted con el fin de solicitar la regularidad automática en la cátedra: PRÁCTICA PROFESIONAL SUPERVISADA, contemplada en el reglamento de PPS<text:bookmark text:name="_GoBack"/>.</text:p>
      <text:p text:style-name="P1"><text:tab/><text:tab/><text:tab/><text:tab/>Con el fin de acreditar que las tareas desarrolladas, se ajustan a las exigencias y objetivos del reglamento, se acompaña a la presente:</text:p>
      <text:list xml:id="list1425451018" text:style-name="WWNum2">
        <text:list-item>
          <text:p text:style-name="P5">Nota del Sr. Director de la Escuela de Informática de la Universidad Nacional de La Rioja, Lic. Hernán Nieto, acreditando la actividad laboral que desarrollé allí <text:span text:style-name="T3">en calidad de</text:span> Profesor <text:span text:style-name="T3">de Programación</text:span> del Plan 111Mil Programadores.</text:p>
        </text:list-item>
        <text:list-item>
          <text:p text:style-name="P5">Plan de estudios Plan 111Mil programadores.</text:p>
        </text:list-item>
        <text:list-item>
          <text:p text:style-name="P5">Cronograma laboral de las horas de trabajo cumplidas.</text:p>
        </text:list-item>
      </text:list>
      <text:p text:style-name="P1"/>
      <text:p text:style-name="P4">Saluda a usted atentamente.</text:p>
      <text:p text:style-name="P4"/>
      <text:p text:style-name="P4"/>
      <text:p text:style-name="P4"/>
      <text:p text:style-name="P4"/>
      <text:p text:style-name="P4"/>
      <text:p text:style-name="P4"><text:tab/><text:tab/><text:tab/><text:tab/>---------------------------------------</text:p>
      <text:p text:style-name="P4"><text:tab/><text:tab/><text:tab/><text:tab/><text:span text:style-name="T1">Firma y aclaración</text:span></text:p>
      <text:p text:style-name="P4"><text:soft-page-break/>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na</meta:initial-creator>
    <meta:editing-cycles>2</meta:editing-cycles>
    <meta:creation-date>2019-04-16T12:40:00</meta:creation-date>
    <dc:date>2019-06-05T23:51:30.777733567</dc:date>
    <meta:editing-duration>PT19M</meta:editing-duration>
    <meta:generator>LibreOffice/6.2.3.2$Linux_X86_64 LibreOffice_project/20$Build-2</meta:generator>
    <meta:document-statistic meta:table-count="0" meta:image-count="0" meta:object-count="0" meta:page-count="2" meta:paragraph-count="15" meta:word-count="155" meta:character-count="1040" meta:non-whitespace-character-count="88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